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ecb5" officeooo:paragraph-rsid="0004ecb5"/>
    </style:style>
    <style:style style:name="P2" style:family="paragraph" style:parent-style-name="Standard">
      <style:text-properties officeooo:rsid="00060402" officeooo:paragraph-rsid="00060402"/>
    </style:style>
    <style:style style:name="P3" style:family="paragraph" style:parent-style-name="Standard">
      <style:text-properties officeooo:rsid="0007d1fb" officeooo:paragraph-rsid="0007d1fb"/>
    </style:style>
    <style:style style:name="P4" style:family="paragraph" style:parent-style-name="Standard">
      <style:text-properties officeooo:rsid="00094c16" officeooo:paragraph-rsid="00094c16"/>
    </style:style>
    <style:style style:name="P5" style:family="paragraph" style:parent-style-name="Standard">
      <style:text-properties officeooo:rsid="00095f70" officeooo:paragraph-rsid="00095f70"/>
    </style:style>
    <style:style style:name="P6" style:family="paragraph" style:parent-style-name="Standard">
      <style:paragraph-properties fo:break-before="page"/>
      <style:text-properties officeooo:rsid="00094c16" officeooo:paragraph-rsid="00094c16"/>
    </style:style>
    <style:style style:name="T1" style:family="text">
      <style:text-properties officeooo:rsid="00060402"/>
    </style:style>
    <style:style style:name="T2" style:family="text">
      <style:text-properties officeooo:rsid="0007d1fb"/>
    </style:style>
    <style:style style:name="T3" style:family="text">
      <style:text-properties officeooo:rsid="00094c16"/>
    </style:style>
    <style:style style:name="T4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ursday night,</text:p>
      <text:p text:style-name="P1"/>
      <text:p text:style-name="P1">Before 4am Friday Morning</text:p>
      <text:p text:style-name="P1"/>
      <text:p text:style-name="P1">#Joshua Fenech</text:p>
      <text:p text:style-name="P1">#Machine Learning Practical Session</text:p>
      <text:p text:style-name="P1"/>
      <text:p text:style-name="P1"># [1]</text:p>
      <text:p text:style-name="P1">INPUT</text:p>
      <text:p text:style-name="P1">help(len)</text:p>
      <text:p text:style-name="P1"/>
      <text:p text:style-name="P1">OUTPUT</text:p>
      <text:p text:style-name="P1">Help on built-in function len in module builtins:</text:p>
      <text:p text:style-name="P1"/>
      <text:p text:style-name="P1">INPUT</text:p>
      <text:p text:style-name="P1">len(obj, /)</text:p>
      <text:p text:style-name="P1"># <text:s text:c="3"/>Return the number of items in a container.</text:p>
      <text:p text:style-name="P1"/>
      <text:p text:style-name="P1"># [2]</text:p>
      <text:p text:style-name="P1">INPUT</text:p>
      <text:p text:style-name="P1">print(irisData.target_names[0])</text:p>
      <text:p text:style-name="P1"># Prints the first entry of datafield target_names of the irisData</text:p>
      <text:p text:style-name="P1"/>
      <text:p text:style-name="P1">OUTPUT</text:p>
      <text:p text:style-name="P1">setosa</text:p>
      <text:p text:style-name="P1"/>
      <text:p text:style-name="P1"># [3]</text:p>
      <text:p text:style-name="P1">INPUT</text:p>
      <text:p text:style-name="P1">print(irisData.target_names[-1+len(irisData.target_names)])</text:p>
      <text:p text:style-name="P1"># Prints last entry of datafield target_names of the irisData, -1 to account for zero indexing</text:p>
      <text:p text:style-name="P1"/>
      <text:p text:style-name="P1">OUTPUT</text:p>
      <text:p text:style-name="P1">virginica</text:p>
      <text:p text:style-name="P1"/>
      <text:p text:style-name="P1"># [4]</text:p>
      <text:p text:style-name="P1">INPUT</text:p>
      <text:p text:style-name="P1">print(irisData.data.shape)</text:p>
      <text:p text:style-name="P1">#prints the shape of the dataformat, dimensions of matrix</text:p>
      <text:p text:style-name="P1"/>
      <text:p text:style-name="P1">OUTPUT</text:p>
      <text:p text:style-name="P1">(150,4)</text:p>
      <text:p text:style-name="P1"/>
      <text:p text:style-name="P1"># [5]</text:p>
      <text:p text:style-name="P1">INPUT</text:p>
      <text:p text:style-name="P1">print(irisData.data.shape[0])</text:p>
      <text:p text:style-name="P1">#Prints first column of the shape, namely number of rows</text:p>
      <text:p text:style-name="P1"/>
      <text:p text:style-name="P1">OUTPUT</text:p>
      <text:p text:style-name="P1">150</text:p>
      <text:p text:style-name="P1"/>
      <text:p text:style-name="P1"/>
      <text:p text:style-name="P1"/>
      <text:p text:style-name="P1"><text:soft-page-break/># [6]</text:p>
      <text:p text:style-name="P1">INPUT</text:p>
      <text:p text:style-name="P1">print(irisData.data[0])</text:p>
      <text:p text:style-name="P1">#Prints 1st entry of data</text:p>
      <text:p text:style-name="P1"/>
      <text:p text:style-name="P1">OUTPUT</text:p>
      <text:p text:style-name="P1">[5.1 3.5 1.4 0.2]</text:p>
      <text:p text:style-name="P1"/>
      <text:p text:style-name="P1"># [7], #[8]</text:p>
      <text:p text:style-name="P1">INPUT</text:p>
      <text:p text:style-name="P1">plt.scatter(X[:,x], X[:,y], c=Y)</text:p>
      <text:p text:style-name="P1">plt.show()</text:p>
      <text:p text:style-name="P1">#Plots scatter graph using the data of all rows, with column 1 and column 2 of the data as x and y</text:p>
      <text:p text:style-name="P1"/>
      <text:p text:style-name="P1">OUTPUT</text:p>
      <text:p text:style-name="P1">![](/home/franky/Documents/Shared Documents/MLDM/Semester 2/ML/num8.png) </text:p>
      <text:p text:style-name="P1"/>
      <text:p text:style-name="P1">#[9]</text:p>
      <text:p text:style-name="P1">INPUT</text:p>
      <text:p text:style-name="P1">plt.ylabel(irisData.feature_names[y])</text:p>
      <text:p text:style-name="P1">#Labels the yaxis with the feature name provided in irisData</text:p>
      <text:p text:style-name="P1"/>
      <text:p text:style-name="P1">#[10]</text:p>
      <text:p text:style-name="P1">INPUT</text:p>
      <text:p text:style-name="P1">print(Y==0)</text:p>
      <text:p text:style-name="P1">#Checks whether Y==0 in all cases, returning TRUE or FALSE</text:p>
      <text:p text:style-name="P1"/>
      <text:p text:style-name="P1">OUTPUT</text:p>
      <text:p text:style-name="P1">[ True <text:s/>True <text:s/>True <text:s/>True <text:s/>True <text:s/>True <text:s/>True <text:s/>True <text:s/>True <text:s/>True <text:s/>True <text:s/>True</text:p>
      <text:p text:style-name="P1"><text:s text:c="2"/>True <text:s/>True <text:s/>True <text:s/>True <text:s/>True <text:s/>True <text:s/>True <text:s/>True <text:s/>True <text:s/>True <text:s/>True <text:s/>True</text:p>
      <text:p text:style-name="P1"><text:s text:c="2"/>True <text:s/>True <text:s/>True <text:s/>True <text:s/>True <text:s/>True <text:s/>True <text:s/>True <text:s/>True <text:s/>True <text:s/>True <text:s/>True</text:p>
      <text:p text:style-name="P1"><text:s text:c="2"/>True <text:s/>True <text:s/>True <text:s/>True <text:s/>True <text:s/>True <text:s/>True <text:s/>True <text:s/>True <text:s/>True <text:s/>True <text:s/>True</text:p>
      <text:p text:style-name="P1"><text:s text:c="2"/>True <text:s/>True False False False False False False False False False False</text:p>
      <text:p text:style-name="P1"><text:s/>False False False False False False False False False False False False</text:p>
      <text:p text:style-name="P1"><text:s/>False False False False False False False False False False False False</text:p>
      <text:p text:style-name="P1"><text:s/>False False False False False False False False False False False False</text:p>
      <text:p text:style-name="P1"><text:s/>False False False False False False False False False False False False</text:p>
      <text:p text:style-name="P1"><text:s/>False False False False False False False False False False False False</text:p>
      <text:p text:style-name="P1"><text:s/>False False False False False False False False False False False False</text:p>
      <text:p text:style-name="P1"><text:s/>False False False False False False False False False False False False</text:p>
      <text:p text:style-name="P1"><text:s/>False False False False False False]</text:p>
      <text:p text:style-name="P1"/>
      <text:p text:style-name="P1"/>
      <text:p text:style-name="P1">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[11]</text:p>
      <text:p text:style-name="P1">INPUT</text:p>
      <text:p text:style-name="P1">print(X[Y==0])</text:p>
      <text:p text:style-name="P1">#Returns values of X where Y equals 0. Must be same dimensions</text:p>
      <text:p text:style-name="P1"/>
      <text:p text:style-name="P1">OUTPUT</text:p>
      <text:p text:style-name="P1">[[5.1 3.5 1.4 0.2]</text:p>
      <text:p text:style-name="P1"><text:s/>[4.9 3. <text:s/>1.4 0.2]</text:p>
      <text:p text:style-name="P1"><text:s/>[4.7 3.2 1.3 0.2]</text:p>
      <text:p text:style-name="P1"><text:s/>[4.6 3.1 1.5 0.2]</text:p>
      <text:p text:style-name="P1"><text:s/>[5. <text:s/>3.6 1.4 0.2]</text:p>
      <text:p text:style-name="P1"><text:s/>[5.4 3.9 1.7 0.4]</text:p>
      <text:p text:style-name="P1"><text:s/>[4.6 3.4 1.4 0.3]</text:p>
      <text:p text:style-name="P1"><text:s/>[5. <text:s/>3.4 1.5 0.2]</text:p>
      <text:p text:style-name="P1"><text:s/>[4.4 2.9 1.4 0.2]</text:p>
      <text:p text:style-name="P1"><text:s/>[4.9 3.1 1.5 0.1]</text:p>
      <text:p text:style-name="P1"><text:s/>[5.4 3.7 1.5 0.2]</text:p>
      <text:p text:style-name="P1"><text:s/>[4.8 3.4 1.6 0.2]</text:p>
      <text:p text:style-name="P1"><text:s/>[4.8 3. <text:s/>1.4 0.1]</text:p>
      <text:p text:style-name="P1"><text:s/>[4.3 3. <text:s/>1.1 0.1]</text:p>
      <text:p text:style-name="P1"><text:s/>[5.8 4. <text:s/>1.2 0.2]</text:p>
      <text:p text:style-name="P1"><text:s/>[5.7 4.4 1.5 0.4]</text:p>
      <text:p text:style-name="P1"><text:s/>[5.4 3.9 1.3 0.4]</text:p>
      <text:p text:style-name="P1"><text:s/>[5.1 3.5 1.4 0.3]</text:p>
      <text:p text:style-name="P1"><text:s/>[5.7 3.8 1.7 0.3]</text:p>
      <text:p text:style-name="P1"><text:s/>[5.1 3.8 1.5 0.3]</text:p>
      <text:p text:style-name="P1"><text:s/>[5.4 3.4 1.7 0.2]</text:p>
      <text:p text:style-name="P1"><text:s/>[5.1 3.7 1.5 0.4]</text:p>
      <text:p text:style-name="P1"><text:s/>[4.6 3.6 1. <text:s/>0.2]</text:p>
      <text:p text:style-name="P1"><text:s/>[5.1 3.3 1.7 0.5]</text:p>
      <text:p text:style-name="P1"><text:s/>[4.8 3.4 1.9 0.2]</text:p>
      <text:p text:style-name="P1"><text:s/>[5. <text:s/>3. <text:s/>1.6 0.2]</text:p>
      <text:p text:style-name="P1"><text:s/>[5. <text:s/>3.4 1.6 0.4]</text:p>
      <text:p text:style-name="P1"><text:s/>[5.2 3.5 1.5 0.2]</text:p>
      <text:p text:style-name="P1"><text:s/>[5.2 3.4 1.4 0.2]</text:p>
      <text:p text:style-name="P1"><text:s/>[4.7 3.2 1.6 0.2]</text:p>
      <text:p text:style-name="P1"><text:s/>[4.8 3.1 1.6 0.2]</text:p>
      <text:p text:style-name="P1"><text:s/>[5.4 3.4 1.5 0.4]</text:p>
      <text:p text:style-name="P1"><text:s/>[5.2 4.1 1.5 0.1]</text:p>
      <text:p text:style-name="P1"><text:s/>[5.5 4.2 1.4 0.2]</text:p>
      <text:p text:style-name="P1"><text:s/>[4.9 3.1 1.5 0.1]</text:p>
      <text:p text:style-name="P1"><text:s/>[5. <text:s/>3.2 1.2 0.2]</text:p>
      <text:p text:style-name="P1"><text:s/>[5.5 3.5 1.3 0.2]</text:p>
      <text:p text:style-name="P1"><text:s/>[4.9 3.1 1.5 0.1]</text:p>
      <text:p text:style-name="P1"><text:s/>[4.4 3. <text:s/>1.3 0.2]</text:p>
      <text:p text:style-name="P1"><text:s/>[5.1 3.4 1.5 0.2]</text:p>
      <text:p text:style-name="P1"><text:s/>[5. <text:s/>3.5 1.3 0.3]</text:p>
      <text:p text:style-name="P1"><text:s/>[4.5 2.3 1.3 0.3]</text:p>
      <text:p text:style-name="P1"><text:s/>[4.4 3.2 1.3 0.2]</text:p>
      <text:p text:style-name="P1"><text:s/>[5. <text:s/>3.5 1.6 0.6]</text:p>
      <text:p text:style-name="P1"><text:s/>[5.1 3.8 1.9 0.4]</text:p>
      <text:p text:style-name="P1"><text:s/>[4.8 3. <text:s/>1.4 0.3]</text:p>
      <text:p text:style-name="P1"><text:soft-page-break/><text:s/>[5.1 3.8 1.6 0.2]</text:p>
      <text:p text:style-name="P1"><text:s/>[4.6 3.2 1.4 0.2]</text:p>
      <text:p text:style-name="P1"><text:s/>[5.3 3.7 1.5 0.2]</text:p>
      <text:p text:style-name="P1"><text:s/>[5. <text:s/>3.3 1.4 0.2]]</text:p>
      <text:p text:style-name="P1"><text:s/></text:p>
      <text:p text:style-name="P1"><text:s/>#12,13</text:p>
      <text:p text:style-name="P1">INPUT</text:p>
      <text:p text:style-name="P1"><text:s/>plt.scatter(X[Y==0][:, x], X[Y==0][:, y],</text:p>
      <text:p text:style-name="P1">c="red", label=irisData.target_names[0])</text:p>
      <text:p text:style-name="P1">plt.scatter(X[Y==1][:, x], X[Y==1][:, y],</text:p>
      <text:p text:style-name="P1">c="green", label=irisData.target_names[1])</text:p>
      <text:p text:style-name="P1">plt.scatter(X[Y==2][:, x], X[Y==2][:, y],</text:p>
      <text:p text:style-name="P1">c="blue", label=irisData.target_names[2])</text:p>
      <text:p text:style-name="P1">plt.legend()</text:p>
      <text:p text:style-name="P1">plt.show()</text:p>
      <text:p text:style-name="P1"/>
      <text:p text:style-name="P1">#Plots different classes of dataset with different clours on same plot, and provides a legend using the target names</text:p>
      <text:p text:style-name="P1"/>
      <text:p text:style-name="P1">#We make our own classification dataset, The command returns an array X of shape [n_samples,</text:p>
      <text:p text:style-name="P1">n_features] which contains the generated samples and an array Y of shape [n_samples] which contains</text:p>
      <text:p text:style-name="P1">the integer labels for the class membership of each sample.</text:p>
      <text:p text:style-name="P1">make_classification(n_samples=25, n_features=4, n_informative=2, n_redundant=2, n_classes=2)</text:p>
      <text:p text:style-name="P1"/>
      <text:p text:style-name="P1">Exercise 3</text:p>
      <text:p text:style-name="P1"/>
      <text:p text:style-name="P1">#[1]</text:p>
      <text:p text:style-name="P1">INPUT</text:p>
      <text:p text:style-name="P1">clf.fit(X, Y)</text:p>
      <text:p text:style-name="P1">#Trains a classifier on the data using features X and labels Y</text:p>
      <text:p text:style-name="P1"/>
      <text:p text:style-name="P1">#[2]</text:p>
      <text:p text:style-name="P1">INPUT</text:p>
      <text:p text:style-name="P1">print(clf.predict([[ 5.4, 3.2, 1.6, 0.4]])) # [2]</text:p>
      <text:p text:style-name="P1">prints the predicted class of a new sample</text:p>
      <text:p text:style-name="P1"/>
      <text:p text:style-name="P1">OUTPUT</text:p>
      <text:p text:style-name="P1">[1]</text:p>
      <text:p text:style-name="P1"/>
      <text:p text:style-name="P1"># [3]</text:p>
      <text:p text:style-name="P1">INPUT</text:p>
      <text:p text:style-name="P1">print(clf.predict_proba([[ 5.4, 3.2, 1.6, 0.4]]))</text:p>
      <text:p text:style-name="P1">prints the probability that it belongs to each class</text:p>
      <text:p text:style-name="P1"/>
      <text:p text:style-name="P1">OUTPUT</text:p>
      <text:p text:style-name="P1">[[0.4 0.6]]</text:p>
      <text:p text:style-name="P1"/>
      <text:p text:style-name="P1"/>
      <text:p text:style-name="P1"/>
      <text:p text:style-name="P1"/>
      <text:p text:style-name="P1"/>
      <text:p text:style-name="P1"><text:soft-page-break/># [4]</text:p>
      <text:p text:style-name="P1">INPUT</text:p>
      <text:p text:style-name="P1">print(clf.score(X,Y))</text:p>
      <text:p text:style-name="P1">prints the results of the predicting using the trained classifier</text:p>
      <text:p text:style-name="P1"/>
      <text:p text:style-name="P1">OUTPUT</text:p>
      <text:p text:style-name="P1">0.76</text:p>
      <text:p text:style-name="P1"/>
      <text:p text:style-name="P1"># [5]</text:p>
      <text:p text:style-name="P1">INPUT</text:p>
      <text:p text:style-name="P1">Z = clf.predict(X)</text:p>
      <text:p text:style-name="P1">Associates the list of predicted classes on the dataset X to variable Z</text:p>
      <text:p text:style-name="P1"/>
      <text:p text:style-name="P1"># [6]</text:p>
      <text:p text:style-name="P1">INPUT</text:p>
      <text:p text:style-name="P1">print(X[Z!=Y])</text:p>
      <text:p text:style-name="P1">Prints the feature sets of examples that were predicted incorrectly</text:p>
      <text:p text:style-name="P1"/>
      <text:p text:style-name="P2">OUTPUT</text:p>
      <text:p text:style-name="P2">[[-1.02193382 -1.55334576 -0.58067529 <text:s/>1.96772789]</text:p>
      <text:p text:style-name="P2"><text:s/>[ 0.65942038 <text:s/>0.13820965 <text:s/>0.32834529 <text:s/>0.04401032]</text:p>
      <text:p text:style-name="P2"><text:s/>[ 1.43029667 -0.12748489 <text:s/>0.68927214 <text:s/>0.74503399]</text:p>
      <text:p text:style-name="P2"><text:s/>[ 0.23204875 -0.91243345 <text:s/>0.06399856 <text:s/>1.47661054]</text:p>
      <text:p text:style-name="P2"><text:s/>[ 0.0338362 <text:s/>-1.07406543 -0.04113819 <text:s/>1.64595283]]</text:p>
      <text:p text:style-name="P1"/>
      <text:p text:style-name="P1">#[7]</text:p>
      <text:p text:style-name="P2">INPUT</text:p>
      <text:p text:style-name="P1">X_train,X_test,Y_train,Y_test = train_test_split(X,Y,</text:p>
      <text:p text:style-name="P1">test_size=0.3,random_state=random.seed())</text:p>
      <text:p text:style-name="P1">Splits the dataset into training and test set, in proportions 0.7 and 0.3, using a seed provided by random</text:p>
      <text:p text:style-name="P1"/>
      <text:p text:style-name="P1">#[8]</text:p>
      <text:p text:style-name="P2">INPUT</text:p>
      <text:p text:style-name="P1">print(X_train.shape)</text:p>
      <text:p text:style-name="P1">Prints the shape of the training set features, we see it it has been split proportionately and has 4 features</text:p>
      <text:p text:style-name="P1"/>
      <text:p text:style-name="P2">OUTPUT</text:p>
      <text:p text:style-name="P1">(17, 4)</text:p>
      <text:p text:style-name="P1"/>
      <text:p text:style-name="P1">#[9]</text:p>
      <text:p text:style-name="P2">INPUT</text:p>
      <text:p text:style-name="P1">print(X_train[Y_train==0].shape)</text:p>
      <text:p text:style-name="P1">Prints the shape of the array returned when looking only at training set samples with classification 0</text:p>
      <text:p text:style-name="P1"/>
      <text:p text:style-name="P2">OUTPUT</text:p>
      <text:p text:style-name="P1">(7, 4)</text:p>
      <text:p text:style-name="P1"/>
      <text:p text:style-name="P1"/>
      <text:p text:style-name="P1"/>
      <text:p text:style-name="P1"/>
      <text:p text:style-name="P1"><text:soft-page-break/>#[10]</text:p>
      <text:p text:style-name="P2">INPUT</text:p>
      <text:p text:style-name="P1">from sklearn.metrics import confusion_matrix</text:p>
      <text:p text:style-name="P1"><text:span text:style-name="T1">I</text:span>mports the confusion_matrix function</text:p>
      <text:p text:style-name="P1"/>
      <text:p text:style-name="P1">#[11]</text:p>
      <text:p text:style-name="P2">INPUT</text:p>
      <text:p text:style-name="P1">cm = confusion_matrix(Y_test, Y_pred)</text:p>
      <text:p text:style-name="P1">print(cm)</text:p>
      <text:p text:style-name="P1">Prints the confusion matrix, with layout that gives # correctly classified examples in each class, and the false positives and negatives</text:p>
      <text:p text:style-name="P1"/>
      <text:p text:style-name="P2">OUTPUT</text:p>
      <text:p text:style-name="P1">[[0 6]</text:p>
      <text:p text:style-name="P1"><text:s/>[0 2]]</text:p>
      <text:p text:style-name="P1"><text:s/></text:p>
      <text:p text:style-name="P1">#[12]</text:p>
      <text:p text:style-name="P2">INPUT</text:p>
      <text:p text:style-name="P1">from sklearn.model_selection import KFold</text:p>
      <text:p text:style-name="P1">kf = KFold(n_splits=10, shuffle=True)</text:p>
      <text:p text:style-name="P1">for learn,test in kf.split(X):</text:p>
      <text:p text:style-name="P1">print("app : ", learn, " test ", test)</text:p>
      <text:p text:style-name="P1"><text:s/>When shuffle=false is used, <text:span text:style-name="T2">dataset is learned perfectly with no error, indicating overfit</text:span></text:p>
      <text:p text:style-name="P1"><text:s/></text:p>
      <text:p text:style-name="P1">#[13]</text:p>
      <text:p text:style-name="P3">When kf=KFold(n_splits=3, shuffle=False) is used, <text:span text:style-name="T3">overfitting again occurs as no error occurs. This is because only 3 folds are used, with testing occuring on just 1 subsample 3 times.</text:span></text:p>
      <text:p text:style-name="P3"/>
      <text:p text:style-name="P3"/>
      <text:p text:style-name="P3"/>
      <text:p text:style-name="P3"/>
      <text:p text:style-name="P6">Exercise 4</text:p>
      <text:p text:style-name="P4"/>
      <text:p text:style-name="P4">#[1]</text:p>
      <text:p text:style-name="P4">INPUT</text:p>
      <text:p text:style-name="P4">clf = tree.DecisionTreeClassifier()</text:p>
      <text:p text:style-name="P4">Associates the decision tree classifier to clf so that it can be used on datafield</text:p>
      <text:p text:style-name="P4"/>
      <text:p text:style-name="P4"># [2]</text:p>
      <text:p text:style-name="P4">INPUT</text:p>
      <text:p text:style-name="P4">clf = clf.fit(iris.data, iris.target)</text:p>
      <text:p text:style-name="P4">The classifer is trained on the iris data with the target variable to be predicted</text:p>
      <text:p text:style-name="P4"/>
      <text:p text:style-name="P4">#[3]</text:p>
      <text:p text:style-name="P4">INPUT</text:p>
      <text:p text:style-name="P4">print(clf.predict([iris.data[50,:]]))</text:p>
      <text:p text:style-name="P5">Prints the predicted class of the 51<text:span text:style-name="T4">st</text:span> example in the dataset, using all of the features</text:p>
      <text:p text:style-name="P4"/>
      <text:p text:style-name="P4">OUTPUT</text:p>
      <text:p text:style-name="P5">[1]</text:p>
      <text:p text:style-name="P5"/>
      <text:p text:style-name="P5">#[4]</text:p>
      <text:p text:style-name="P5">INPUT</text:p>
      <text:p text:style-name="P5">print(clf.score(iris.data, iris.target))</text:p>
      <text:p text:style-name="P5">Prints the success of predictions on the whole dataset using the target variables to check whether the predictions were correct. We see 100% success, since we are using the same training and test set, leading to overfitting.</text:p>
      <text:p text:style-name="P5"/>
      <text:p text:style-name="P5">OUTPUT</text:p>
      <text:p text:style-name="P5">1.0</text:p>
      <text:p text:style-name="P5"/>
      <text:p text:style-name="P5">#[5]</text:p>
      <text:p text:style-name="P5">INPUT</text:p>
      <text:p text:style-name="P5">tree.export_graphviz(clf, out_file='tree.dot')</text:p>
      <text:p text:style-name="P5">Exports the learned tree in visual form to the file tree.dot</text:p>
      <text:p text:style-name="P5">PDF IMAGE IN FILE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38:27.156565226</meta:creation-date>
    <dc:date>2018-02-28T18:28:09.691663530</dc:date>
    <meta:editing-duration>PT7M51S</meta:editing-duration>
    <meta:editing-cycles>1</meta:editing-cycles>
    <meta:document-statistic meta:table-count="0" meta:image-count="0" meta:object-count="0" meta:page-count="7" meta:paragraph-count="246" meta:word-count="1076" meta:character-count="6836" meta:non-whitespace-character-count="5852"/>
    <meta:generator>LibreOffice/5.1.6.2$Linux_X86_64 LibreOffice_project/10m0$Build-2</meta:generator>
  </office:meta>
</office:document-meta>
</file>